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12.695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2.8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formula="of:=AVERAGE([.B5:.B9])" office:value-type="percentage" office:value="0.4" calcext:value-type="percentage">
            <text:p>40,00%</text:p>
          </table:table-cell>
          <table:table-cell table:style-name="ce7" office:value-type="string" calcext:value-type="string">
            <text:p>Rascunho pré-projeto</text:p>
          </table:table-cell>
          <table:table-cell table:style-name="ce9" office:value-type="date" office:date-value="2015-01-12" calcext:value-type="date">
            <text:p>12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bjetivo especifí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formula="of:=AVERAGE([.B11:.B15])" office:value-type="percentage" office:value="0" calcext:value-type="percentage">
            <text:p>0,00%</text:p>
          </table:table-cell>
          <table:table-cell table:style-name="ce7" office:value-type="string" calcext:value-type="string">
            <text:p>Primeria entrega pré-projeto</text:p>
          </table:table-cell>
          <table:table-cell table:style-name="ce9" office:value-type="date" office:date-value="2015-01-28" calcext:value-type="date">
            <text:p>28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ifí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0:12:49.824838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2.7.2$Linux_X86_64 LibreOffice_project/420m0$Build-2</meta:generator>
    <dc:date>2015-01-12T20:13:11.352251509</dc:date>
    <meta:editing-duration>PT3M43S</meta:editing-duration>
    <meta:editing-cycles>4</meta:editing-cycles>
    <meta:document-statistic meta:table-count="1" meta:cell-count="51" meta:object-count="0"/>
  </office:meta>
</office:document-meta>
</file>